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2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2"/>
          <table:table-cell table:style-name="ce30" table:number-columns-spanned="3" table:number-rows-spanned="1"/>
          <table:covered-table-cell table:number-columns-repeated="2" table:style-name="ce22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SHOP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art ic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Outerwear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Outerwear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T-Shirts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T-Shirts button can be clicked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3"/>
          <table:table-cell table:style-name="ce22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.00.0000</text:date>, <text:time style:data-style-name="N2" text:time-value="18:09:41.09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8T18:19:42.220000000</dc:date>
    <meta:editing-duration>PT3H17M50S</meta:editing-duration>
    <meta:editing-cycles>14</meta:editing-cycles>
    <meta:generator>LibreOffice/7.6.2.1$Windows_X86_64 LibreOffice_project/56f7684011345957bbf33a7ee678afaf4d2ba333</meta:generator>
    <meta:document-statistic meta:table-count="8" meta:cell-count="553" meta:object-count="0"/>
  </office:meta>
</office:document-meta>
</file>